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co13" style:family="table-column">
      <style:table-column-properties fo:break-before="auto" style:column-width="8.132cm"/>
    </style:style>
    <style:style style:name="co14" style:family="table-column">
      <style:table-column-properties fo:break-before="auto" style:column-width="4.785cm"/>
    </style:style>
    <style:style style:name="co15" style:family="table-column">
      <style:table-column-properties fo:break-before="auto" style:column-width="8.677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1.071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147cm" fo:break-before="auto" style:use-optimal-row-height="false"/>
    </style:style>
    <style:style style:name="ro7" style:family="table-row">
      <style:table-row-properties style:row-height="1.711cm" fo:break-before="auto" style:use-optimal-row-height="false"/>
    </style:style>
    <style:style style:name="ro8" style:family="table-row">
      <style:table-row-properties style:row-height="1.228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372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style:vertical-align="middle"/>
    </style:style>
    <style:style style:name="ce5" style:family="table-cell" style:parent-style-name="Default">
      <style:table-cell-properties fo:wrap-option="wrap" fo:border="none" style:vertical-align="middle"/>
    </style:style>
    <style:style style:name="ce6" style:family="table-cell" style:parent-style-name="Default">
      <style:table-cell-properties fo:wrap-option="wrap" style:vertical-align="middle"/>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5"/>
        <table:table-column table:style-name="co6" table:number-columns-repeated="16379"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9">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column table:style-name="co6" table:number-columns-repeated="16378"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3">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table:style-name="ce5" office:value-type="string" calcext:value-type="string">
            <text:p>Create an hashmap. Since target is given, subtract the current val and check if answer in obj, if not, store the current val to obj <text:s/>as key with value as its index and go to the next element. If it is return [map[ans], index].</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4">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as sub arrays to the bucket using their freq as index for bucket sort. Loop through the bucket starting from the end and push every element of the sub array to the result until result len === k. Return result.</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5">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1"><text:a xlink:href="https://www.youtube.com/watch?v=B1k_sxOSgv8" xlink:type="simple">https://www.youtube.com/watch?v=B1k_sxOSgv8</text:a></text:span></text:p>
          </table:table-cell>
          <table:table-cell table:number-columns-repeated="16378"/>
        </table:table-row>
        <table:table-row table:style-name="ro5">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1"><text:a xlink:href="https://www.youtube.com/watch?v=dhRHRHKC524" xlink:type="simple">https://www.youtube.com/watch?v=dhRHRHKC524</text:a></text:span></text:p>
          </table:table-cell>
          <table:table-cell table:number-columns-repeated="16378"/>
        </table:table-row>
        <table:table-row table:style-name="ro6">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1"><text:a xlink:href="https://www.youtube.com/watch?v=TjFXEUCMqI8&amp;t=601s" xlink:type="simple">https://www.youtube.com/watch?v=TjFXEUCMqI8&amp;t=601s</text:a></text:span></text:p>
          </table:table-cell>
          <table:table-cell table:number-columns-repeated="16378"/>
        </table:table-row>
        <table:table-row table:style-name="ro7">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5">
          <table:table-cell table:number-columns-repeated="16384"/>
        </table:table-row>
        <table:table-row table:style-name="ro1">
          <table:table-cell table:number-columns-repeated="16384"/>
        </table:table-row>
      </table:table>
      <table:table table:name="neetcode-two-pointers"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125. valid palindrome</text:p>
          </table:table-cell>
          <table:table-cell office:value-type="string" calcext:value-type="string">
            <text:p>easy</text:p>
          </table:table-cell>
          <table:table-cell office:value-type="string" calcext:value-type="string">
            <text:p>string</text:p>
          </table:table-cell>
          <table:table-cell office:value-type="string" calcext:value-type="string">
            <text:p>Two-pointers</text:p>
          </table:table-cell>
          <table:table-cell table:style-name="ce5" office:value-type="string" calcext:value-type="string">
            <text:p>convert the string into lowercase and remove all non-alphanumeric chars. Loop through the new string, set i = 0 and j = string.length -1, if char of i is not equal to j, return false. Return true if all is well after the loop.</text:p>
          </table:table-cell>
          <table:table-cell office:value-type="string" calcext:value-type="string">
            <text:p><text:a xlink:href="https://www.youtube.com/watch?v=jJXJ16kPFWg" xlink:type="simple">https://www.youtube.com/watch?v=jJXJ16kPFWg</text:a> </text:p>
          </table:table-cell>
        </table:table-row>
        <table:table-row table:style-name="ro5">
          <table:table-cell office:value-type="string" calcext:value-type="string">
            <text:p>167. two sum 2</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ince it is a guaranteed ans, ini 2 vars left = 0 and right = length -1, base case is while left &lt; right, get sum, if sum is less than target increment left, if sum is greater than target decrement right, if equal return [left+1, right+1]</text:p>
          </table:table-cell>
          <table:table-cell office:value-type="string" calcext:value-type="string">
            <text:p><text:a xlink:href="https://www.youtube.com/watch?v=cQ1Oz4ckceM" xlink:type="simple">https://www.youtube.com/watch?v=cQ1Oz4ckceM</text:a> </text:p>
          </table:table-cell>
        </table:table-row>
        <table:table-row table:style-name="ro4">
          <table:table-cell office:value-type="string" calcext:value-type="string">
            <text:p>15. 3sum</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ort the nums array, create a result var, loop through the nums array, set var a to current element, and use two sums pattern for b and c. Base cases: if current index &gt; 0 and a === previous a, skip the rest of the code to next, make that there will be no duplicate for b, so use while loop to check for value of b, and if the same value previously, increment b. Do the same procedure with c. Add the numbers represented by a,b,c as sub arrays to result.</text:p>
          </table:table-cell>
          <table:table-cell office:value-type="string" calcext:value-type="string">
            <text:p><text:a xlink:href="https://www.youtube.com/watch?v=jzZsG8n2R9A" xlink:type="simple">https://www.youtube.com/watch?v=jzZsG8n2R9A</text:a> </text:p>
          </table:table-cell>
        </table:table-row>
        <table:table-row table:style-name="ro2">
          <table:table-cell office:value-type="string" calcext:value-type="string">
            <text:p>11. container with most water</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max var, area var, left = 0, and right = len-1.While left &lt; right, calculate area using the smallest height between current left and current right, if left was smaller increment left, if right was smaller decrement right. Use Math.max to get max between the current max and area.</text:p>
          </table:table-cell>
          <table:table-cell office:value-type="string" calcext:value-type="string">
            <text:p><text:a xlink:href="https://www.youtube.com/watch?v=UuiTKBwPgAo" xlink:type="simple">https://www.youtube.com/watch?v=UuiTKBwPgAo</text:a> </text:p>
          </table:table-cell>
        </table:table-row>
        <table:table-row table:style-name="ro5">
          <table:table-cell office:value-type="string" calcext:value-type="string">
            <text:p>42. trapping rain water</text:p>
          </table:table-cell>
          <table:table-cell office:value-type="string" calcext:value-type="string">
            <text:p>hard</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left, right, maxLeft, maxRight, total. Left will start at index 0 and right at index len -1, set respective maxLeftr and maxRight according their largest respective previous height. Formula is maxLeft/Right – left/right then add to total.</text:p>
          </table:table-cell>
          <table:table-cell office:value-type="string" calcext:value-type="string">
            <text:p><text:a xlink:href="https://www.youtube.com/watch?v=ZI2z5pq0TqA" xlink:type="simple">https://www.youtube.com/watch?v=ZI2z5pq0TqA</text:a> </text:p>
          </table:table-cell>
        </table:table-row>
        <table:table-row table:style-name="ro1" table:number-rows-repeated="1048569">
          <table:table-cell table:number-columns-repeated="6"/>
        </table:table-row>
        <table:table-row table:style-name="ro1">
          <table:table-cell table:number-columns-repeated="6"/>
        </table:table-row>
      </table:table>
      <table:table table:name="neetcode-stack" table:style-name="ta1">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6"/>
        <table:table-column table:style-name="co12"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5"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8">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or equal to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5">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4">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rr, do the steps using a recursive function that will accept 3 arguments an empty string, open and close numbers that wills start in 0, inside the recursive function the base case is if close === n, now only add open parenthesis to str if open &lt; n, only add close parenthesis to str if close &lt; open, call recursive function again every time you add to the string and +1 to open or close respectively. Return stack.</text:p>
          </table:table-cell>
          <table:table-cell office:value-type="string" calcext:value-type="string">
            <text:p><text:a xlink:href="https://www.youtube.com/watch?v=s9fokUqJ76A" xlink:type="simple">https://www.youtube.com/watch?v=s9fokUqJ76A</text:a> </text:p>
          </table:table-cell>
        </table:table-row>
        <table:table-row table:style-name="ro4">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take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4">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if stack is empty or if curr time is greater than the last time on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9">
          <table:table-cell office:value-type="string" calcext:value-type="string">
            <text:p>84. largest rectangle in histogram</text:p>
          </table:table-cell>
          <table:table-cell office:value-type="string" calcext:value-type="string">
            <text:p>hard</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to hold a pair [startIndex, height], create a var for max area, loop through the heights array, initialize a start var to current index, add to stack [startindex, height], create a while loop inside the for loop with base case of while stack is not empty and the current height is less than the height at the top of the stack, calculate max area = pop height * current index – pop startindex, set max area, after while loop set start var to index of pop height and add new pair to stack, after the for loop, calculate the max area of the remaining elements in the stack. Return max area.</text:p>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table table:name="neetcode-sliding-window" table:style-name="ta1">
        <table:table-column table:style-name="co13" table:default-cell-style-name="ce4"/>
        <table:table-column table:style-name="co8" table:default-cell-style-name="ce4"/>
        <table:table-column table:style-name="co9" table:default-cell-style-name="ce4"/>
        <table:table-column table:style-name="co14" table:default-cell-style-name="ce4"/>
        <table:table-column table:style-name="co11" table:default-cell-style-name="ce6"/>
        <table:table-column table:style-name="co15" table:default-cell-style-name="ce4"/>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5">
          <table:table-cell office:value-type="string" calcext:value-type="string">
            <text:p>121. best time to buy and sell stock</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 two pointers</text:p>
          </table:table-cell>
          <table:table-cell table:style-name="ce5" office:value-type="string" calcext:value-type="string">
            <text:p>create a profit var to be returned, left =0 and right=left+1. While loop so long as right &lt; len of array, increment right every iteration of the loop. If val of left is less than of right, subtract val of left from right and use max to calculate profit, else change val of left = right. At the end return profit.</text:p>
          </table:table-cell>
          <table:table-cell office:value-type="string" calcext:value-type="string">
            <text:p><text:a xlink:href="https://www.youtube.com/watch?v=1pkOgXD63yU" xlink:type="simple">https://www.youtube.com/watch?v=1pkOgXD63yU</text:a> </text:p>
          </table:table-cell>
        </table:table-row>
        <table:table-row table:style-name="ro10">
          <table:table-cell office:value-type="string" calcext:value-type="string">
            <text:p>3. longest substring w/out replacing characters</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office:value-type="string" calcext:value-type="string">
            <text:p>create a max var set to 0, left =0, and a set for counting the substr. Loop through the string and add every character to the set and set max(max, charSet.size). Use while loop, while set has the current char in it, delete the characters up to and including the duplicate using the left pointer and increment left pointer.</text:p>
          </table:table-cell>
          <table:table-cell office:value-type="string" calcext:value-type="string">
            <text:p><text:a xlink:href="https://www.youtube.com/watch?v=wiGpQwVHdE0" xlink:type="simple">https://www.youtube.com/watch?v=wiGpQwVHdE0</text:a> </text:p>
          </table:table-cell>
        </table:table-row>
        <table:table-row table:style-name="ro9">
          <table:table-cell office:value-type="string" calcext:value-type="string">
            <text:p>424. longest repeating character replacement</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office:value-type="string" calcext:value-type="string">
            <text:p>create a res = 0 to be updated and returned, create a left=0, max frequency=0 var to be update by getting the highest possible number of times a character had occur, and a map to monitor the counts of characters in a current window. The window is r-l+1. Loop through all the characters and add them to map as the window increased in size. To check if the window is valid and shrink it, use this condition: (r-l+1) – max frequency &gt; k. Every time the window is shrink, decrease the frequency in map of the corresponding character and increment left pointer. Return res at the end.</text:p>
          </table:table-cell>
          <table:table-cell office:value-type="string" calcext:value-type="string">
            <text:p><text:a xlink:href="https://www.youtube.com/watch?v=gqXU1UyA8pk" xlink:type="simple">https://www.youtube.com/watch?v=gqXU1UyA8pk</text:a> </text:p>
          </table:table-cell>
        </table:table-row>
        <table:table-row table:style-name="ro9">
          <table:table-cell office:value-type="string" calcext:value-type="string">
            <text:p>567. permutation in string</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office:value-type="string" calcext:value-type="string">
            <text:p>create a frequency map for each string in an array format where it’s keys are the index of every letter in the alphabet. Then loop through the second string and check if the map for the first string matches the map of the current window in the second string. If it matches return true, if not update the current window accordingly by increasing the count of the incoming letter in the map and decreasing the count of the leaving letter in the map. At the end check the match and return the result.</text:p>
          </table:table-cell>
          <table:table-cell office:value-type="string" calcext:value-type="string">
            <text:p><text:a xlink:href="https://www.youtube.com/watch?v=UbyhOgBN834" xlink:type="simple">https://www.youtube.com/watch?v=UbyhOgBN834</text:a> </text:p>
          </table:table-cell>
        </table:table-row>
        <table:table-row table:style-name="ro9">
          <table:table-cell office:value-type="string" calcext:value-type="string">
            <text:p>76. minimum window substring</text:p>
          </table:table-cell>
          <table:table-cell office:value-type="string" calcext:value-type="string">
            <text:p>hard</text:p>
          </table:table-cell>
          <table:table-cell office:value-type="string" calcext:value-type="string">
            <text:p>string</text:p>
          </table:table-cell>
          <table:table-cell office:value-type="string" calcext:value-type="string">
            <text:p>sliding window</text:p>
          </table:table-cell>
          <table:table-cell office:value-type="string" calcext:value-type="string">
            <text:p>create a hashmap that will store the frequency of characters for each string, and two variables like have and need. The need will store the unique characters in string t, and have for current window of string s. Update the current window and the have accordingly. Create a res array and resLen to get the size of the current window. Update res and resLen base on the condition that have === need. At the end destructure the res array to get the pointers and return them as a slice substring of string s.</text:p>
          </table:table-cell>
          <table:table-cell office:value-type="string" calcext:value-type="string">
            <text:p><text:a xlink:href="https://www.youtube.com/watch?v=jSto0O4AJbM" xlink:type="simple">https://www.youtube.com/watch?v=jSto0O4AJbM</text:a> </text:p>
          </table:table-cell>
        </table:table-row>
        <table:table-row table:style-name="ro4">
          <table:table-cell office:value-type="string" calcext:value-type="string">
            <text:p>239. sliding window maximum</text:p>
          </table:table-cell>
          <table:table-cell office:value-type="string" calcext:value-type="string">
            <text:p>hard</text:p>
          </table:table-cell>
          <table:table-cell office:value-type="string" calcext:value-type="string">
            <text:p>array</text:p>
          </table:table-cell>
          <table:table-cell office:value-type="string" calcext:value-type="string">
            <text:p>sliding window, dequeue</text:p>
          </table:table-cell>
          <table:table-cell office:value-type="string" calcext:value-type="string">
            <text:p>This technique is called monotonic decreasing queue. Create a res array to be returned and a deque array as a queue implementation this deque will also hold the indexes of the numbers. Add the num to deque , condition is that added num should be less than the top value of the deque, if it is greater pop the val on the top. Add the leftmost or the first val in the deque to the res array if the window is valid.</text:p>
          </table:table-cell>
          <table:table-cell office:value-type="string" calcext:value-type="string">
            <text:p><text:a xlink:href="https://www.youtube.com/watch?v=DfljaUwZsOk" xlink:type="simple">https://www.youtube.com/watch?v=DfljaUwZsOk</text:a> </text:p>
          </table:table-cell>
        </table:table-row>
        <table:table-row table:style-name="ro1" table:number-rows-repeated="1048568">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22">00-00-0000</text:date>, <text:time style:data-style-name="N2" text:time-value="10:13:41.01837947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8-22T11:47:07.040801978</dc:date>
    <meta:editing-duration>P1DT15H11M32S</meta:editing-duration>
    <meta:editing-cycles>210</meta:editing-cycles>
    <meta:generator>LibreOffice/24.2.3.2$Linux_X86_64 LibreOffice_project/433d9c2ded56988e8a90e6b2e771ee4e6a5ab2ba</meta:generator>
    <meta:document-statistic meta:table-count="5" meta:cell-count="209" meta:object-count="0"/>
  </office:meta>
</office:document-meta>
</file>